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2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19"/>
    <style:style style:name="ce4" style:family="table-cell" style:parent-style-name="Default" style:data-style-name="N118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/>
    </style:style>
  </office:automatic-styles>
  <office:body>
    <office:spreadsheet>
      <table:table table:name="Find Optimal N given K and Pfa" table:style-name="ta1" table:print="false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1"/>
        <table:table-row table:style-name="ro1" table:number-rows-repeated="3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3" office:value-type="percentage" office:value="0.000001">
            <text:p>0.000100%</text:p>
          </table:table-cell>
          <table:table-cell table:style-name="Default" office:value-type="string">
            <text:p><text:s/>= Pfa → Probability of False Alarm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float" office:value="1000">
            <text:p>1000</text:p>
          </table:table-cell>
          <table:table-cell table:style-name="Default" office:value-type="string">
            <text:p><text:s/>= m → Size of the List</text:p>
          </table:table-cell>
          <table:table-cell table:style-name="Default" table:number-columns-repeated="3"/>
        </table:table-row>
        <table:table-row table:style-name="ro1" table:number-rows-repeated="3">
          <table:table-cell table:style-name="Default" table:number-columns-repeated="7"/>
        </table:table-row>
        <table:table-row table:style-name="ro2">
          <table:table-cell office:value-type="string">
            <text:p><text:s/>k # Hashes</text:p>
          </table:table-cell>
          <table:table-cell table:style-name="ce1" office:value-type="string">
            <text:p>Pfa^1/k</text:p>
          </table:table-cell>
          <table:table-cell table:style-name="ce1" office:value-type="string">
            <text:p>(1-l)^1/KM</text:p>
          </table:table-cell>
          <table:table-cell table:style-name="ce1" office:value-type="string">
            <text:p>Bit Vector</text:p>
          </table:table-cell>
          <table:table-cell table:style-name="ce1" office:value-type="string">
            <text:p>n/m Bits per</text:p>
          </table:table-cell>
          <table:table-cell table:style-name="ce1" office:value-type="string">
            <text:p>n/m Bytes per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>
            <text:p>Size → n</text:p>
          </table:table-cell>
          <table:table-cell table:number-columns-repeated="2" table:style-name="ce1" office:value-type="string">
            <text:p>element</text:p>
          </table:table-cell>
          <table:table-cell/>
        </table:table-row>
        <table:table-row table:style-name="ro1">
          <table:table-cell/>
          <table:table-cell table:style-name="ce1" table:number-columns-repeated="5"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C$4]^(1/[.A12])" office:value-type="float" office:value="0.000001">
            <text:p>0.000001</text:p>
          </table:table-cell>
          <table:table-cell table:formula="of:=(1-[.B12])^(1/([.A12]*[.$C$5]))" office:value-type="float" office:value="0.999999998999999">
            <text:p>1.000000</text:p>
          </table:table-cell>
          <table:table-cell table:formula="of:=(1-[.C12])^-1" office:value-type="float" office:value="999999473.170697">
            <text:p>999999473</text:p>
          </table:table-cell>
          <table:table-cell table:formula="of:=[.D12]/[.$C$5]" office:value-type="float" office:value="999999.473170697">
            <text:p>999999.47</text:p>
          </table:table-cell>
          <table:table-cell table:formula="of:=[.E12]/8" office:value-type="float" office:value="124999.934146337">
            <text:p>124999.9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[.$C$4]^(1/[.A13])" office:value-type="float" office:value="0.001">
            <text:p>0.001000</text:p>
          </table:table-cell>
          <table:table-cell table:formula="of:=(1-[.B13])^(1/([.A13]*[.$C$5]))" office:value-type="float" office:value="0.999999499749958">
            <text:p>0.999999</text:p>
          </table:table-cell>
          <table:table-cell table:formula="of:=(1-[.C13])^-1" office:value-type="float" office:value="1999000.3334648">
            <text:p>1999000</text:p>
          </table:table-cell>
          <table:table-cell table:formula="of:=[.D13]/[.$C$5]" office:value-type="float" office:value="1999.0003334648">
            <text:p>1999.00</text:p>
          </table:table-cell>
          <table:table-cell table:formula="of:=[.E13]/8" office:value-type="float" office:value="249.875041683101">
            <text:p>249.8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C$4]^(1/[.A14])" office:value-type="float" office:value="0.01">
            <text:p>0.010000</text:p>
          </table:table-cell>
          <table:table-cell table:formula="of:=(1-[.B14])^(1/([.A14]*[.$C$5]))" office:value-type="float" office:value="0.99999664989366">
            <text:p>0.999997</text:p>
          </table:table-cell>
          <table:table-cell table:formula="of:=(1-[.C14])^-1" office:value-type="float" office:value="298497.98741939">
            <text:p>298498</text:p>
          </table:table-cell>
          <table:table-cell table:formula="of:=[.D14]/[.$C$5]" office:value-type="float" office:value="298.49798741939">
            <text:p>298.50</text:p>
          </table:table-cell>
          <table:table-cell table:formula="of:=[.E14]/8" office:value-type="float" office:value="37.3122484274237">
            <text:p>37.3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C$4]^(1/[.A15])" office:value-type="float" office:value="0.0316227766016838">
            <text:p>0.031623</text:p>
          </table:table-cell>
          <table:table-cell table:formula="of:=(1-[.B15])^(1/([.A15]*[.$C$5]))" office:value-type="float" office:value="0.999991966638762">
            <text:p>0.999992</text:p>
          </table:table-cell>
          <table:table-cell table:formula="of:=(1-[.C15])^-1" office:value-type="float" office:value="124480.895400995">
            <text:p>124481</text:p>
          </table:table-cell>
          <table:table-cell table:formula="of:=[.D15]/[.$C$5]" office:value-type="float" office:value="124.480895400995">
            <text:p>124.48</text:p>
          </table:table-cell>
          <table:table-cell table:formula="of:=[.E15]/8" office:value-type="float" office:value="15.5601119251244">
            <text:p>15.5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C$4]^(1/[.A16])" office:value-type="float" office:value="0.0630957344480193">
            <text:p>0.063096</text:p>
          </table:table-cell>
          <table:table-cell table:formula="of:=(1-[.B16])^(1/([.A16]*[.$C$5]))" office:value-type="float" office:value="0.999986965250313">
            <text:p>0.999987</text:p>
          </table:table-cell>
          <table:table-cell table:formula="of:=(1-[.C16])^-1" office:value-type="float" office:value="76718.0056407186">
            <text:p>76718</text:p>
          </table:table-cell>
          <table:table-cell table:formula="of:=[.D16]/[.$C$5]" office:value-type="float" office:value="76.7180056407186">
            <text:p>76.72</text:p>
          </table:table-cell>
          <table:table-cell table:formula="of:=[.E16]/8" office:value-type="float" office:value="9.58975070508982">
            <text:p>9.5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C$4]^(1/[.A17])" office:value-type="float" office:value="0.1">
            <text:p>0.100000</text:p>
          </table:table-cell>
          <table:table-cell table:formula="of:=(1-[.B17])^(1/([.A17]*[.$C$5]))" office:value-type="float" office:value="0.999982440068234">
            <text:p>0.999982</text:p>
          </table:table-cell>
          <table:table-cell table:formula="of:=(1-[.C17])^-1" office:value-type="float" office:value="56947.8294876766">
            <text:p>56948</text:p>
          </table:table-cell>
          <table:table-cell table:formula="of:=[.D17]/[.$C$5]" office:value-type="float" office:value="56.9478294876766">
            <text:p>56.95</text:p>
          </table:table-cell>
          <table:table-cell table:formula="of:=[.E17]/8" office:value-type="float" office:value="7.11847868595957">
            <text:p>7.1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C$4]^(1/[.A18])" office:value-type="float" office:value="0.138949549437314">
            <text:p>0.138950</text:p>
          </table:table-cell>
          <table:table-cell table:formula="of:=(1-[.B18])^(1/([.A18]*[.$C$5]))" office:value-type="float" office:value="0.999978628488237">
            <text:p>0.999979</text:p>
          </table:table-cell>
          <table:table-cell table:formula="of:=(1-[.C18])^-1" office:value-type="float" office:value="46791.261707694">
            <text:p>46791</text:p>
          </table:table-cell>
          <table:table-cell table:formula="of:=[.D18]/[.$C$5]" office:value-type="float" office:value="46.791261707694">
            <text:p>46.79</text:p>
          </table:table-cell>
          <table:table-cell table:formula="of:=[.E18]/8" office:value-type="float" office:value="5.84890771346175">
            <text:p>5.8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C$4]^(1/[.A19])" office:value-type="float" office:value="0.177827941003892">
            <text:p>0.177828</text:p>
          </table:table-cell>
          <table:table-cell table:formula="of:=(1-[.B19])^(1/([.A19]*[.$C$5]))" office:value-type="float" office:value="0.999975524600988">
            <text:p>0.999976</text:p>
          </table:table-cell>
          <table:table-cell table:formula="of:=(1-[.C19])^-1" office:value-type="float" office:value="40857.3522951301">
            <text:p>40857</text:p>
          </table:table-cell>
          <table:table-cell table:formula="of:=[.D19]/[.$C$5]" office:value-type="float" office:value="40.8573522951301">
            <text:p>40.86</text:p>
          </table:table-cell>
          <table:table-cell table:formula="of:=[.E19]/8" office:value-type="float" office:value="5.10716903689127">
            <text:p>5.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$C$4]^(1/[.A20])" office:value-type="float" office:value="0.215443469003188">
            <text:p>0.215443</text:p>
          </table:table-cell>
          <table:table-cell table:formula="of:=(1-[.B20])^(1/([.A20]*[.$C$5]))" office:value-type="float" office:value="0.999973040735685">
            <text:p>0.999973</text:p>
          </table:table-cell>
          <table:table-cell table:formula="of:=(1-[.C20])^-1" office:value-type="float" office:value="37093.0003257493">
            <text:p>37093</text:p>
          </table:table-cell>
          <table:table-cell table:formula="of:=[.D20]/[.$C$5]" office:value-type="float" office:value="37.0930003257493">
            <text:p>37.09</text:p>
          </table:table-cell>
          <table:table-cell table:formula="of:=[.E20]/8" office:value-type="float" office:value="4.63662504071867">
            <text:p>4.6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$C$4]^(1/[.A21])" office:value-type="float" office:value="0.251188643150958">
            <text:p>0.251189</text:p>
          </table:table-cell>
          <table:table-cell table:formula="of:=(1-[.B21])^(1/([.A21]*[.$C$5]))" office:value-type="float" office:value="0.999971073599656">
            <text:p>0.999971</text:p>
          </table:table-cell>
          <table:table-cell table:formula="of:=(1-[.C21])^-1" office:value-type="float" office:value="34570.4957448808">
            <text:p>34570</text:p>
          </table:table-cell>
          <table:table-cell table:formula="of:=[.D21]/[.$C$5]" office:value-type="float" office:value="34.5704957448808">
            <text:p>34.57</text:p>
          </table:table-cell>
          <table:table-cell table:formula="of:=[.E21]/8" office:value-type="float" office:value="4.3213119681101">
            <text:p>4.3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$C$4]^(1/[.A22])" office:value-type="float" office:value="0.28480358684358">
            <text:p>0.284804</text:p>
          </table:table-cell>
          <table:table-cell table:formula="of:=(1-[.B22])^(1/([.A22]*[.$C$5]))" office:value-type="float" office:value="0.999969527912438">
            <text:p>0.999970</text:p>
          </table:table-cell>
          <table:table-cell table:formula="of:=(1-[.C22])^-1" office:value-type="float" office:value="32816.9180393608">
            <text:p>32817</text:p>
          </table:table-cell>
          <table:table-cell table:formula="of:=[.D22]/[.$C$5]" office:value-type="float" office:value="32.8169180393608">
            <text:p>32.82</text:p>
          </table:table-cell>
          <table:table-cell table:formula="of:=[.E22]/8" office:value-type="float" office:value="4.1021147549201">
            <text:p>4.1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$C$4]^(1/[.A23])" office:value-type="float" office:value="0.316227766016838">
            <text:p>0.316228</text:p>
          </table:table-cell>
          <table:table-cell table:formula="of:=(1-[.B23])^(1/([.A23]*[.$C$5]))" office:value-type="float" office:value="0.999968322967722">
            <text:p>0.999968</text:p>
          </table:table-cell>
          <table:table-cell table:formula="of:=(1-[.C23])^-1" office:value-type="float" office:value="31568.6138535254">
            <text:p>31569</text:p>
          </table:table-cell>
          <table:table-cell table:formula="of:=[.D23]/[.$C$5]" office:value-type="float" office:value="31.5686138535254">
            <text:p>31.57</text:p>
          </table:table-cell>
          <table:table-cell table:formula="of:=[.E23]/8" office:value-type="float" office:value="3.94607673169067">
            <text:p>3.9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$C$4]^(1/[.A24])" office:value-type="float" office:value="0.345510729459222">
            <text:p>0.345511</text:p>
          </table:table-cell>
          <table:table-cell table:formula="of:=(1-[.B24])^(1/([.A24]*[.$C$5]))" office:value-type="float" office:value="0.999967392832615">
            <text:p>0.999967</text:p>
          </table:table-cell>
          <table:table-cell table:formula="of:=(1-[.C24])^-1" office:value-type="float" office:value="30668.1039843385">
            <text:p>30668</text:p>
          </table:table-cell>
          <table:table-cell table:formula="of:=[.D24]/[.$C$5]" office:value-type="float" office:value="30.6681039843385">
            <text:p>30.67</text:p>
          </table:table-cell>
          <table:table-cell table:formula="of:=[.E24]/8" office:value-type="float" office:value="3.83351299804232">
            <text:p>3.8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$C$4]^(1/[.A25])" office:value-type="float" office:value="0.372759372031494">
            <text:p>0.372759</text:p>
          </table:table-cell>
          <table:table-cell table:formula="of:=(1-[.B25])^(1/([.A25]*[.$C$5]))" office:value-type="float" office:value="0.999966684481024">
            <text:p>0.999967</text:p>
          </table:table-cell>
          <table:table-cell table:formula="of:=(1-[.C25])^-1" office:value-type="float" office:value="30016.0414943611">
            <text:p>30016</text:p>
          </table:table-cell>
          <table:table-cell table:formula="of:=[.D25]/[.$C$5]" office:value-type="float" office:value="30.0160414943611">
            <text:p>30.02</text:p>
          </table:table-cell>
          <table:table-cell table:formula="of:=[.E25]/8" office:value-type="float" office:value="3.75200518679514">
            <text:p>3.7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$C$4]^(1/[.A26])" office:value-type="float" office:value="0.398107170553497">
            <text:p>0.398107</text:p>
          </table:table-cell>
          <table:table-cell table:formula="of:=(1-[.B26])^(1/([.A26]*[.$C$5]))" office:value-type="float" office:value="0.999966155514491">
            <text:p>0.999966</text:p>
          </table:table-cell>
          <table:table-cell table:formula="of:=(1-[.C26])^-1" office:value-type="float" office:value="29546.9109653495">
            <text:p>29547</text:p>
          </table:table-cell>
          <table:table-cell table:formula="of:=[.D26]/[.$C$5]" office:value-type="float" office:value="29.5469109653495">
            <text:p>29.55</text:p>
          </table:table-cell>
          <table:table-cell table:formula="of:=[.E26]/8" office:value-type="float" office:value="3.69336387066868">
            <text:p>3.6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$C$4]^(1/[.A27])" office:value-type="float" office:value="0.421696503428582">
            <text:p>0.421697</text:p>
          </table:table-cell>
          <table:table-cell table:formula="of:=(1-[.B27])^(1/([.A27]*[.$C$5]))" office:value-type="float" office:value="0.999965772056568">
            <text:p>0.999966</text:p>
          </table:table-cell>
          <table:table-cell table:formula="of:=(1-[.C27])^-1" office:value-type="float" office:value="29215.8949598234">
            <text:p>29216</text:p>
          </table:table-cell>
          <table:table-cell table:formula="of:=[.D27]/[.$C$5]" office:value-type="float" office:value="29.2158949598234">
            <text:p>29.22</text:p>
          </table:table-cell>
          <table:table-cell table:formula="of:=[.E27]/8" office:value-type="float" office:value="3.65198686997792">
            <text:p>3.6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$C$4]^(1/[.A28])" office:value-type="float" office:value="0.443668733097861">
            <text:p>0.443669</text:p>
          </table:table-cell>
          <table:table-cell table:formula="of:=(1-[.B28])^(1/([.A28]*[.$C$5]))" office:value-type="float" office:value="0.999965506985582">
            <text:p>0.999966</text:p>
          </table:table-cell>
          <table:table-cell table:formula="of:=(1-[.C28])^-1" office:value-type="float" office:value="28991.3774387421">
            <text:p>28991</text:p>
          </table:table-cell>
          <table:table-cell table:formula="of:=[.D28]/[.$C$5]" office:value-type="float" office:value="28.9913774387421">
            <text:p>28.99</text:p>
          </table:table-cell>
          <table:table-cell table:formula="of:=[.E28]/8" office:value-type="float" office:value="3.62392217984276">
            <text:p>3.6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$C$4]^(1/[.A29])" office:value-type="float" office:value="0.464158883361278">
            <text:p>0.464159</text:p>
          </table:table-cell>
          <table:table-cell table:formula="of:=(1-[.B29])^(1/([.A29]*[.$C$5]))" office:value-type="float" office:value="0.99996533851261">
            <text:p>0.999965</text:p>
          </table:table-cell>
          <table:table-cell table:formula="of:=(1-[.C29])^-1" office:value-type="float" office:value="28850.4641694361">
            <text:p>28850</text:p>
          </table:table-cell>
          <table:table-cell table:formula="of:=[.D29]/[.$C$5]" office:value-type="float" office:value="28.8504641694361">
            <text:p>28.85</text:p>
          </table:table-cell>
          <table:table-cell table:formula="of:=[.E29]/8" office:value-type="float" office:value="3.60630802117951">
            <text:p>3.6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$C$4]^(1/[.A30])" office:value-type="float" office:value="0.483293023857175">
            <text:p>0.483293</text:p>
          </table:table-cell>
          <table:table-cell table:formula="of:=(1-[.B30])^(1/([.A30]*[.$C$5]))" office:value-type="float" office:value="0.999965249059489">
            <text:p>0.999965</text:p>
          </table:table-cell>
          <table:table-cell table:formula="of:=(1-[.C30])^-1" office:value-type="float" office:value="28776.1995875821">
            <text:p>28776</text:p>
          </table:table-cell>
          <table:table-cell table:formula="of:=[.D30]/[.$C$5]" office:value-type="float" office:value="28.7761995875821">
            <text:p>28.78</text:p>
          </table:table-cell>
          <table:table-cell table:formula="of:=[.E30]/8" office:value-type="float" office:value="3.59702494844776">
            <text:p>3.6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$C$4]^(1/[.A31])" office:value-type="float" office:value="0.501187233627272">
            <text:p>0.501187</text:p>
          </table:table-cell>
          <table:table-cell table:formula="of:=(1-[.B31])^(1/([.A31]*[.$C$5]))" office:value-type="float" office:value="0.999965224381119">
            <text:p>0.999965</text:p>
          </table:table-cell>
          <table:table-cell table:formula="of:=(1-[.C31])^-1" office:value-type="float" office:value="28755.7786801334">
            <text:p>28756</text:p>
          </table:table-cell>
          <table:table-cell table:formula="of:=[.D31]/[.$C$5]" office:value-type="float" office:value="28.7557786801334">
            <text:p>28.76</text:p>
          </table:table-cell>
          <table:table-cell table:formula="of:=[.E31]/8" office:value-type="float" office:value="3.59447233501667">
            <text:p>3.5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$C$4]^(1/[.A32])" office:value-type="float" office:value="0.517947467923121">
            <text:p>0.517947</text:p>
          </table:table-cell>
          <table:table-cell table:formula="of:=(1-[.B32])^(1/([.A32]*[.$C$5]))" office:value-type="float" office:value="0.999965252880688">
            <text:p>0.999965</text:p>
          </table:table-cell>
          <table:table-cell table:formula="of:=(1-[.C32])^-1" office:value-type="float" office:value="28779.3641541756">
            <text:p>28779</text:p>
          </table:table-cell>
          <table:table-cell table:formula="of:=[.D32]/[.$C$5]" office:value-type="float" office:value="28.7793641541756">
            <text:p>28.78</text:p>
          </table:table-cell>
          <table:table-cell table:formula="of:=[.E32]/8" office:value-type="float" office:value="3.59742051927194">
            <text:p>3.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$C$4]^(1/[.A33])" office:value-type="float" office:value="0.533669923120631">
            <text:p>0.533670</text:p>
          </table:table-cell>
          <table:table-cell table:formula="of:=(1-[.B33])^(1/([.A33]*[.$C$5]))" office:value-type="float" office:value="0.999965325075002">
            <text:p>0.999965</text:p>
          </table:table-cell>
          <table:table-cell table:formula="of:=(1-[.C33])^-1" office:value-type="float" office:value="28839.2837204831">
            <text:p>28839</text:p>
          </table:table-cell>
          <table:table-cell table:formula="of:=[.D33]/[.$C$5]" office:value-type="float" office:value="28.8392837204831">
            <text:p>28.84</text:p>
          </table:table-cell>
          <table:table-cell table:formula="of:=[.E33]/8" office:value-type="float" office:value="3.60491046506039">
            <text:p>3.60</text:p>
          </table:table-cell>
          <table:table-cell table:style-name="Default"/>
        </table:table-row>
        <table:table-row table:style-name="ro1">
          <table:table-cell office:value-type="float" office:value="23">
            <text:p>23</text:p>
          </table:table-cell>
          <table:table-cell table:formula="of:=[.$C$4]^(1/[.A34])" office:value-type="float" office:value="0.548441657612102">
            <text:p>0.548442</text:p>
          </table:table-cell>
          <table:table-cell table:formula="of:=(1-[.B34])^(1/([.A34]*[.$C$5]))" office:value-type="float" office:value="0.999965433175905">
            <text:p>0.999965</text:p>
          </table:table-cell>
          <table:table-cell table:formula="of:=(1-[.C34])^-1" office:value-type="float" office:value="28929.4728741204">
            <text:p>28929</text:p>
          </table:table-cell>
          <table:table-cell table:formula="of:=[.D34]/[.$C$5]" office:value-type="float" office:value="28.9294728741204">
            <text:p>28.93</text:p>
          </table:table-cell>
          <table:table-cell table:formula="of:=[.E34]/8" office:value-type="float" office:value="3.61618410926505">
            <text:p>3.62</text:p>
          </table:table-cell>
          <table:table-cell table:style-name="Default"/>
        </table:table-row>
        <table:table-row table:style-name="ro1">
          <table:table-cell office:value-type="float" office:value="24">
            <text:p>24</text:p>
          </table:table-cell>
          <table:table-cell table:formula="of:=[.$C$4]^(1/[.A35])" office:value-type="float" office:value="0.562341325190349">
            <text:p>0.562341</text:p>
          </table:table-cell>
          <table:table-cell table:formula="of:=(1-[.B35])^(1/([.A35]*[.$C$5]))" office:value-type="float" office:value="0.999965570761297">
            <text:p>0.999966</text:p>
          </table:table-cell>
          <table:table-cell table:formula="of:=(1-[.C35])^-1" office:value-type="float" office:value="29045.0802190527">
            <text:p>29045</text:p>
          </table:table-cell>
          <table:table-cell table:formula="of:=[.D35]/[.$C$5]" office:value-type="float" office:value="29.0450802190527">
            <text:p>29.05</text:p>
          </table:table-cell>
          <table:table-cell table:formula="of:=[.E35]/8" office:value-type="float" office:value="3.63063502738159">
            <text:p>3.63</text:p>
          </table:table-cell>
          <table:table-cell table:style-name="Default"/>
        </table:table-row>
        <table:table-row table:style-name="ro1">
          <table:table-cell office:value-type="float" office:value="25">
            <text:p>25</text:p>
          </table:table-cell>
          <table:table-cell table:formula="of:=[.$C$4]^(1/[.A36])" office:value-type="float" office:value="0.575439937337157">
            <text:p>0.575440</text:p>
          </table:table-cell>
          <table:table-cell table:formula="of:=(1-[.B36])^(1/([.A36]*[.$C$5]))" office:value-type="float" office:value="0.999965732515429">
            <text:p>0.999966</text:p>
          </table:table-cell>
          <table:table-cell table:formula="of:=(1-[.C36])^-1" office:value-type="float" office:value="29182.1828336214">
            <text:p>29182</text:p>
          </table:table-cell>
          <table:table-cell table:formula="of:=[.D36]/[.$C$5]" office:value-type="float" office:value="29.1821828336214">
            <text:p>29.18</text:p>
          </table:table-cell>
          <table:table-cell table:formula="of:=[.E36]/8" office:value-type="float" office:value="3.64777285420267">
            <text:p>3.65</text:p>
          </table:table-cell>
          <table:table-cell table:style-name="Default"/>
        </table:table-row>
        <table:table-row table:style-name="ro1">
          <table:table-cell office:value-type="float" office:value="26">
            <text:p>26</text:p>
          </table:table-cell>
          <table:table-cell table:formula="of:=[.$C$4]^(1/[.A37])" office:value-type="float" office:value="0.587801607227491">
            <text:p>0.587802</text:p>
          </table:table-cell>
          <table:table-cell table:formula="of:=(1-[.B37])^(1/([.A37]*[.$C$5]))" office:value-type="float" office:value="0.999965914022876">
            <text:p>0.999966</text:p>
          </table:table-cell>
          <table:table-cell table:formula="of:=(1-[.C37])^-1" office:value-type="float" office:value="29337.5776305444">
            <text:p>29338</text:p>
          </table:table-cell>
          <table:table-cell table:formula="of:=[.D37]/[.$C$5]" office:value-type="float" office:value="29.3375776305444">
            <text:p>29.34</text:p>
          </table:table-cell>
          <table:table-cell table:formula="of:=[.E37]/8" office:value-type="float" office:value="3.66719720381805">
            <text:p>3.67</text:p>
          </table:table-cell>
          <table:table-cell table:style-name="Default"/>
        </table:table-row>
        <table:table-row table:style-name="ro1">
          <table:table-cell office:value-type="float" office:value="27">
            <text:p>27</text:p>
          </table:table-cell>
          <table:table-cell table:formula="of:=[.$C$4]^(1/[.A38])" office:value-type="float" office:value="0.599484250318941">
            <text:p>0.599484</text:p>
          </table:table-cell>
          <table:table-cell table:formula="of:=(1-[.B38])^(1/([.A38]*[.$C$5]))" office:value-type="float" office:value="0.999966111604291">
            <text:p>0.999966</text:p>
          </table:table-cell>
          <table:table-cell table:formula="of:=(1-[.C38])^-1" office:value-type="float" office:value="29508.6261561365">
            <text:p>29509</text:p>
          </table:table-cell>
          <table:table-cell table:formula="of:=[.D38]/[.$C$5]" office:value-type="float" office:value="29.5086261561365">
            <text:p>29.51</text:p>
          </table:table-cell>
          <table:table-cell table:formula="of:=[.E38]/8" office:value-type="float" office:value="3.68857826951706">
            <text:p>3.69</text:p>
          </table:table-cell>
          <table:table-cell table:style-name="Default"/>
        </table:table-row>
        <table:table-row table:style-name="ro1">
          <table:table-cell office:value-type="float" office:value="28">
            <text:p>28</text:p>
          </table:table-cell>
          <table:table-cell table:formula="of:=[.$C$4]^(1/[.A39])" office:value-type="float" office:value="0.610540229658533">
            <text:p>0.610540</text:p>
          </table:table-cell>
          <table:table-cell table:formula="of:=(1-[.B39])^(1/([.A39]*[.$C$5]))" office:value-type="float" office:value="0.999966322184811">
            <text:p>0.999966</text:p>
          </table:table-cell>
          <table:table-cell table:formula="of:=(1-[.C39])^-1" office:value-type="float" office:value="29693.1375855888">
            <text:p>29693</text:p>
          </table:table-cell>
          <table:table-cell table:formula="of:=[.D39]/[.$C$5]" office:value-type="float" office:value="29.6931375855888">
            <text:p>29.69</text:p>
          </table:table-cell>
          <table:table-cell table:formula="of:=[.E39]/8" office:value-type="float" office:value="3.7116421981986">
            <text:p>3.71</text:p>
          </table:table-cell>
          <table:table-cell table:style-name="Default"/>
        </table:table-row>
        <table:table-row table:style-name="ro1">
          <table:table-cell office:value-type="float" office:value="29">
            <text:p>29</text:p>
          </table:table-cell>
          <table:table-cell table:formula="of:=[.$C$4]^(1/[.A40])" office:value-type="float" office:value="0.621016941891562">
            <text:p>0.621017</text:p>
          </table:table-cell>
          <table:table-cell table:formula="of:=(1-[.B40])^(1/([.A40]*[.$C$5]))" office:value-type="float" office:value="0.999966543188089">
            <text:p>0.999967</text:p>
          </table:table-cell>
          <table:table-cell table:formula="of:=(1-[.C40])^-1" office:value-type="float" office:value="29889.279429133">
            <text:p>29889</text:p>
          </table:table-cell>
          <table:table-cell table:formula="of:=[.D40]/[.$C$5]" office:value-type="float" office:value="29.889279429133">
            <text:p>29.89</text:p>
          </table:table-cell>
          <table:table-cell table:formula="of:=[.E40]/8" office:value-type="float" office:value="3.73615992864163">
            <text:p>3.74</text:p>
          </table:table-cell>
          <table:table-cell table:style-name="Default"/>
        </table:table-row>
        <table:table-row table:style-name="ro1">
          <table:table-cell office:value-type="float" office:value="30">
            <text:p>30</text:p>
          </table:table-cell>
          <table:table-cell table:formula="of:=[.$C$4]^(1/[.A41])" office:value-type="float" office:value="0.630957344480193">
            <text:p>0.630957</text:p>
          </table:table-cell>
          <table:table-cell table:formula="of:=(1-[.B41])^(1/([.A41]*[.$C$5]))" office:value-type="float" office:value="0.99996677245058">
            <text:p>0.999967</text:p>
          </table:table-cell>
          <table:table-cell table:formula="of:=(1-[.C41])^-1" office:value-type="float" office:value="30095.5086205391">
            <text:p>30096</text:p>
          </table:table-cell>
          <table:table-cell table:formula="of:=[.D41]/[.$C$5]" office:value-type="float" office:value="30.0955086205391">
            <text:p>30.10</text:p>
          </table:table-cell>
          <table:table-cell table:formula="of:=[.E41]/8" office:value-type="float" office:value="3.76193857756739">
            <text:p>3.76</text:p>
          </table:table-cell>
          <table:table-cell table:style-name="Default"/>
        </table:table-row>
        <table:table-row table:style-name="ro1">
          <table:table-cell office:value-type="float" office:value="31">
            <text:p>31</text:p>
          </table:table-cell>
          <table:table-cell table:formula="of:=[.$C$4]^(1/[.A42])" office:value-type="float" office:value="0.640400427119728">
            <text:p>0.640400</text:p>
          </table:table-cell>
          <table:table-cell table:formula="of:=(1-[.B42])^(1/([.A42]*[.$C$5]))" office:value-type="float" office:value="0.999967008151851">
            <text:p>0.999967</text:p>
          </table:table-cell>
          <table:table-cell table:formula="of:=(1-[.C42])^-1" office:value-type="float" office:value="30310.517782689">
            <text:p>30311</text:p>
          </table:table-cell>
          <table:table-cell table:formula="of:=[.D42]/[.$C$5]" office:value-type="float" office:value="30.310517782689">
            <text:p>30.31</text:p>
          </table:table-cell>
          <table:table-cell table:formula="of:=[.E42]/8" office:value-type="float" office:value="3.78881472283613">
            <text:p>3.79</text:p>
          </table:table-cell>
          <table:table-cell table:style-name="Default"/>
        </table:table-row>
        <table:table-row table:style-name="ro1">
          <table:table-cell office:value-type="float" office:value="32">
            <text:p>32</text:p>
          </table:table-cell>
          <table:table-cell table:formula="of:=[.$C$4]^(1/[.A43])" office:value-type="float" office:value="0.649381631576211">
            <text:p>0.649382</text:p>
          </table:table-cell>
          <table:table-cell table:formula="of:=(1-[.B43])^(1/([.A43]*[.$C$5]))" office:value-type="float" office:value="0.999967248757694">
            <text:p>0.999967</text:p>
          </table:table-cell>
          <table:table-cell table:formula="of:=(1-[.C43])^-1" office:value-type="float" office:value="30533.1929291402">
            <text:p>30533</text:p>
          </table:table-cell>
          <table:table-cell table:formula="of:=[.D43]/[.$C$5]" office:value-type="float" office:value="30.5331929291402">
            <text:p>30.53</text:p>
          </table:table-cell>
          <table:table-cell table:formula="of:=[.E43]/8" office:value-type="float" office:value="3.81664911614253">
            <text:p>3.82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0" number:min-integer-digits="0"/>
    </number:number-style>
    <number:percentage-style style:name="N119">
      <number:number number:decimal-places="6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4/25/2017</text:date>, <text:time>21:5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17-04-25T17:15:51.29</meta:creation-date>
    <dc:date>2017-04-25T21:53:53.61</dc:date>
    <dc:creator>Dr. Mark E. Lehr</dc:creator>
    <meta:editing-duration>PT40M35S</meta:editing-duration>
    <meta:editing-cycles>6</meta:editing-cycles>
    <meta:generator>OpenOffice/4.1.1$Win32 OpenOffice.org_project/411m6$Build-9775</meta:generator>
    <meta:printed-by>Dr. Mark E. Lehr</meta:printed-by>
    <meta:print-date>2017-04-25T21:44:23.29</meta:print-date>
    <meta:document-statistic meta:table-count="1" meta:cell-count="205" meta:object-count="0"/>
  </office:meta>
</office:document-meta>
</file>